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1" svg:font-family="'DejaVu Serif'" style:font-family-generic="roman"/>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0220db" officeooo:paragraph-rsid="000220db"/>
    </style:style>
    <style:style style:name="P3" style:family="paragraph" style:parent-style-name="Standard">
      <style:paragraph-properties fo:text-align="start" style:justify-single-word="false"/>
      <style:text-properties officeooo:rsid="000220db" officeooo:paragraph-rsid="000220db"/>
    </style:style>
    <style:style style:name="P4" style:family="paragraph" style:parent-style-name="Standard">
      <style:paragraph-properties fo:text-align="start" style:justify-single-word="false"/>
      <style:text-properties officeooo:rsid="0003b2d8" officeooo:paragraph-rsid="0003b2d8"/>
    </style:style>
    <style:style style:name="P5" style:family="paragraph" style:parent-style-name="Standard">
      <style:paragraph-properties fo:text-align="start" style:justify-single-word="false"/>
      <style:text-properties officeooo:rsid="00048e22" officeooo:paragraph-rsid="00048e22"/>
    </style:style>
    <style:style style:name="P6" style:family="paragraph" style:parent-style-name="Standard">
      <style:paragraph-properties fo:text-align="start" style:justify-single-word="false"/>
      <style:text-properties officeooo:rsid="000509aa" officeooo:paragraph-rsid="000509aa"/>
    </style:style>
    <style:style style:name="P7" style:family="paragraph" style:parent-style-name="Standard">
      <style:paragraph-properties fo:text-align="start" style:justify-single-word="false"/>
      <style:text-properties style:font-name="DejaVu Serif1" officeooo:rsid="00060c6f" officeooo:paragraph-rsid="00060c6f" style:font-name-asian="DejaVu Serif1" style:font-name-complex="DejaVu Serif1"/>
    </style:style>
    <style:style style:name="P8" style:family="paragraph" style:parent-style-name="Standard">
      <style:paragraph-properties fo:text-align="start" style:justify-single-word="false"/>
      <style:text-properties style:font-name="DejaVu Serif1" officeooo:rsid="00060c6f" officeooo:paragraph-rsid="0008382a" style:font-name-asian="DejaVu Serif1" style:font-name-complex="DejaVu Serif1"/>
    </style:style>
    <style:style style:name="P9" style:family="paragraph" style:parent-style-name="Standard">
      <style:paragraph-properties fo:text-align="start" style:justify-single-word="false"/>
      <style:text-properties style:font-name="DejaVu Serif1" officeooo:rsid="0008382a" officeooo:paragraph-rsid="0008382a" style:font-name-asian="DejaVu Serif1" style:font-name-complex="DejaVu Serif1"/>
    </style:style>
    <style:style style:name="P10" style:family="paragraph" style:parent-style-name="Standard">
      <style:paragraph-properties fo:text-align="start" style:justify-single-word="false"/>
      <style:text-properties style:font-name="DejaVu Serif1" officeooo:rsid="0009f15e" officeooo:paragraph-rsid="0009f15e" style:font-name-asian="DejaVu Serif1" style:font-name-complex="DejaVu Serif1"/>
    </style:style>
    <style:style style:name="P11" style:family="paragraph" style:parent-style-name="Standard">
      <style:paragraph-properties fo:text-align="start" style:justify-single-word="false"/>
      <style:text-properties style:font-name="DejaVu Serif1" officeooo:rsid="0009f15e" officeooo:paragraph-rsid="00141c86" style:font-name-asian="DejaVu Serif1" style:font-name-complex="DejaVu Serif1"/>
    </style:style>
    <style:style style:name="P12" style:family="paragraph" style:parent-style-name="Standard">
      <style:paragraph-properties fo:text-align="start" style:justify-single-word="false"/>
      <style:text-properties style:font-name="DejaVu Serif1" officeooo:rsid="0009f15e" officeooo:paragraph-rsid="00158f34" style:font-name-asian="DejaVu Serif1" style:font-name-complex="DejaVu Serif1"/>
    </style:style>
    <style:style style:name="P13" style:family="paragraph" style:parent-style-name="Standard">
      <style:paragraph-properties fo:text-align="start" style:justify-single-word="false"/>
      <style:text-properties style:font-name="DejaVu Serif1" officeooo:rsid="0009f15e" officeooo:paragraph-rsid="0017635b" style:font-name-asian="DejaVu Serif1" style:font-name-complex="DejaVu Serif1"/>
    </style:style>
    <style:style style:name="P14" style:family="paragraph" style:parent-style-name="Standard">
      <style:paragraph-properties fo:text-align="start" style:justify-single-word="false"/>
      <style:text-properties style:font-name="DejaVu Serif1" officeooo:rsid="0009f15e" officeooo:paragraph-rsid="0017c897" style:font-name-asian="DejaVu Serif1" style:font-name-complex="DejaVu Serif1"/>
    </style:style>
    <style:style style:name="P15" style:family="paragraph" style:parent-style-name="Standard">
      <style:paragraph-properties fo:text-align="start" style:justify-single-word="false"/>
      <style:text-properties style:font-name="DejaVu Serif1" officeooo:rsid="0009f15e" officeooo:paragraph-rsid="001c748e" style:font-name-asian="DejaVu Serif1" style:font-name-complex="DejaVu Serif1"/>
    </style:style>
    <style:style style:name="P16" style:family="paragraph" style:parent-style-name="Standard">
      <style:paragraph-properties fo:text-align="start" style:justify-single-word="false"/>
      <style:text-properties style:font-name="DejaVu Serif1" officeooo:rsid="0009f15e" officeooo:paragraph-rsid="001e6471" style:font-name-asian="DejaVu Serif1" style:font-name-complex="DejaVu Serif1"/>
    </style:style>
    <style:style style:name="P17" style:family="paragraph" style:parent-style-name="Standard">
      <style:paragraph-properties fo:text-align="start" style:justify-single-word="false"/>
      <style:text-properties style:font-name="DejaVu Serif1" officeooo:rsid="0009f15e" officeooo:paragraph-rsid="00356a7d" style:font-name-asian="DejaVu Serif1" style:font-name-complex="DejaVu Serif1"/>
    </style:style>
    <style:style style:name="P18" style:family="paragraph" style:parent-style-name="Standard">
      <style:paragraph-properties fo:text-align="start" style:justify-single-word="false"/>
      <style:text-properties style:font-name="DejaVu Serif1" officeooo:rsid="0009f15e" officeooo:paragraph-rsid="00365642" style:font-name-asian="DejaVu Serif1" style:font-name-complex="DejaVu Serif1"/>
    </style:style>
    <style:style style:name="P19" style:family="paragraph" style:parent-style-name="Standard">
      <style:paragraph-properties fo:text-align="start" style:justify-single-word="false"/>
      <style:text-properties style:font-name="DejaVu Serif1" officeooo:rsid="000a708b" officeooo:paragraph-rsid="000da8fd" style:font-name-asian="DejaVu Serif1" style:font-name-complex="DejaVu Serif1"/>
    </style:style>
    <style:style style:name="P20" style:family="paragraph" style:parent-style-name="Standard">
      <style:paragraph-properties fo:text-align="start" style:justify-single-word="false"/>
      <style:text-properties style:font-name="DejaVu Serif1" officeooo:rsid="000da8fd" officeooo:paragraph-rsid="000da8fd" style:font-name-asian="DejaVu Serif1" style:font-name-complex="DejaVu Serif1"/>
    </style:style>
    <style:style style:name="P21" style:family="paragraph" style:parent-style-name="Standard">
      <style:paragraph-properties fo:text-align="start" style:justify-single-word="false"/>
      <style:text-properties style:font-name="DejaVu Serif1" officeooo:rsid="00114374" officeooo:paragraph-rsid="00114374" style:font-name-asian="DejaVu Serif1" style:font-name-complex="DejaVu Serif1"/>
    </style:style>
    <style:style style:name="P22" style:family="paragraph" style:parent-style-name="Standard">
      <style:paragraph-properties fo:text-align="start" style:justify-single-word="false"/>
      <style:text-properties style:font-name="DejaVu Serif1" officeooo:rsid="00158f34" officeooo:paragraph-rsid="00158f34" style:font-name-asian="DejaVu Serif1" style:font-name-complex="DejaVu Serif1"/>
    </style:style>
    <style:style style:name="P23" style:family="paragraph" style:parent-style-name="Standard">
      <style:paragraph-properties fo:text-align="start" style:justify-single-word="false"/>
      <style:text-properties style:font-name="DejaVu Serif1" officeooo:rsid="001ad02c" officeooo:paragraph-rsid="001ad02c" style:font-name-asian="DejaVu Serif1" style:font-name-complex="DejaVu Serif1"/>
    </style:style>
    <style:style style:name="P24" style:family="paragraph" style:parent-style-name="Standard">
      <style:paragraph-properties fo:text-align="start" style:justify-single-word="false"/>
      <style:text-properties officeooo:rsid="00048e22" officeooo:paragraph-rsid="00048e22"/>
    </style:style>
    <style:style style:name="P25" style:family="paragraph" style:parent-style-name="Standard">
      <style:paragraph-properties fo:text-align="start" style:justify-single-word="false"/>
      <style:text-properties officeooo:rsid="0017c897" officeooo:paragraph-rsid="0017c897"/>
    </style:style>
    <style:style style:name="P26" style:family="paragraph" style:parent-style-name="Standard">
      <style:paragraph-properties fo:text-align="start" style:justify-single-word="false"/>
      <style:text-properties officeooo:rsid="001e6471" officeooo:paragraph-rsid="001e6471"/>
    </style:style>
    <style:style style:name="P27" style:family="paragraph" style:parent-style-name="Standard">
      <style:paragraph-properties fo:text-align="start" style:justify-single-word="false"/>
      <style:text-properties officeooo:rsid="0003b2d8" officeooo:paragraph-rsid="0003b2d8"/>
    </style:style>
    <style:style style:name="P28" style:family="paragraph" style:parent-style-name="Standard">
      <style:paragraph-properties fo:text-align="start" style:justify-single-word="false"/>
      <style:text-properties officeooo:rsid="000220db" officeooo:paragraph-rsid="000220db"/>
    </style:style>
    <style:style style:name="P29" style:family="paragraph" style:parent-style-name="Standard">
      <style:paragraph-properties fo:text-align="start" style:justify-single-word="false"/>
      <style:text-properties officeooo:rsid="00203bf3" officeooo:paragraph-rsid="00203bf3"/>
    </style:style>
    <style:style style:name="P30" style:family="paragraph" style:parent-style-name="Standard">
      <style:paragraph-properties fo:text-align="start" style:justify-single-word="false"/>
      <style:text-properties officeooo:rsid="0025266a" officeooo:paragraph-rsid="0025266a"/>
    </style:style>
    <style:style style:name="P31" style:family="paragraph" style:parent-style-name="Standard">
      <style:paragraph-properties fo:text-align="start" style:justify-single-word="false"/>
      <style:text-properties officeooo:rsid="0025de5d" officeooo:paragraph-rsid="0025de5d"/>
    </style:style>
    <style:style style:name="P32" style:family="paragraph" style:parent-style-name="Standard">
      <style:paragraph-properties fo:text-align="start" style:justify-single-word="false"/>
      <style:text-properties officeooo:rsid="00273401" officeooo:paragraph-rsid="00273401"/>
    </style:style>
    <style:style style:name="P33" style:family="paragraph" style:parent-style-name="Standard">
      <style:paragraph-properties fo:text-align="start" style:justify-single-word="false"/>
      <style:text-properties officeooo:rsid="0027e96a" officeooo:paragraph-rsid="0027e96a"/>
    </style:style>
    <style:style style:name="P34" style:family="paragraph" style:parent-style-name="Standard">
      <style:paragraph-properties fo:text-align="start" style:justify-single-word="false"/>
      <style:text-properties officeooo:rsid="002815f5" officeooo:paragraph-rsid="002815f5"/>
    </style:style>
    <style:style style:name="P35" style:family="paragraph" style:parent-style-name="Standard">
      <style:paragraph-properties fo:text-align="start" style:justify-single-word="false"/>
      <style:text-properties officeooo:rsid="002937d8" officeooo:paragraph-rsid="002937d8"/>
    </style:style>
    <style:style style:name="P36" style:family="paragraph" style:parent-style-name="Standard">
      <style:paragraph-properties fo:text-align="start" style:justify-single-word="false"/>
      <style:text-properties officeooo:rsid="002a3ea0" officeooo:paragraph-rsid="002a3ea0"/>
    </style:style>
    <style:style style:name="P37" style:family="paragraph" style:parent-style-name="Standard">
      <style:paragraph-properties fo:text-align="start" style:justify-single-word="false"/>
      <style:text-properties officeooo:rsid="002afb0d" officeooo:paragraph-rsid="002afb0d"/>
    </style:style>
    <style:style style:name="P38" style:family="paragraph" style:parent-style-name="Standard">
      <style:paragraph-properties fo:text-align="start" style:justify-single-word="false"/>
      <style:text-properties officeooo:rsid="0031b69a" officeooo:paragraph-rsid="0031b69a"/>
    </style:style>
    <style:style style:name="P39" style:family="paragraph" style:parent-style-name="Standard" style:master-page-name="Standard">
      <style:paragraph-properties fo:text-align="center" style:justify-single-word="false" style:page-number="auto"/>
      <style:text-properties officeooo:rsid="000220db" officeooo:paragraph-rsid="000220db"/>
    </style:style>
    <style:style style:name="T1" style:family="text">
      <style:text-properties officeooo:rsid="000509aa"/>
    </style:style>
    <style:style style:name="T2" style:family="text">
      <style:text-properties style:font-name="DejaVu Serif1" style:font-name-asian="DejaVu Serif1" style:font-name-complex="DejaVu Serif1"/>
    </style:style>
    <style:style style:name="T3" style:family="text">
      <style:text-properties style:font-name="DejaVu Serif1" officeooo:rsid="00060c6f" style:font-name-asian="DejaVu Serif1" style:font-name-complex="DejaVu Serif1"/>
    </style:style>
    <style:style style:name="T4" style:family="text">
      <style:text-properties officeooo:rsid="0008382a"/>
    </style:style>
    <style:style style:name="T5" style:family="text">
      <style:text-properties officeooo:rsid="00060c6f"/>
    </style:style>
    <style:style style:name="T6" style:family="text">
      <style:text-properties officeooo:rsid="0009f15e"/>
    </style:style>
    <style:style style:name="T7" style:family="text">
      <style:text-properties officeooo:rsid="000a708b"/>
    </style:style>
    <style:style style:name="T8" style:family="text">
      <style:text-properties officeooo:rsid="000c8f5f"/>
    </style:style>
    <style:style style:name="T9" style:family="text">
      <style:text-properties officeooo:rsid="000da8fd"/>
    </style:style>
    <style:style style:name="T10" style:family="text">
      <style:text-properties officeooo:rsid="000ed6f9"/>
    </style:style>
    <style:style style:name="T11" style:family="text">
      <style:text-properties officeooo:rsid="00100780"/>
    </style:style>
    <style:style style:name="T12" style:family="text">
      <style:text-properties officeooo:rsid="00129a15"/>
    </style:style>
    <style:style style:name="T13" style:family="text">
      <style:text-properties officeooo:rsid="00141c86"/>
    </style:style>
    <style:style style:name="T14" style:family="text">
      <style:text-properties officeooo:rsid="00158f34"/>
    </style:style>
    <style:style style:name="T15" style:family="text">
      <style:text-properties officeooo:rsid="0017635b"/>
    </style:style>
    <style:style style:name="T16" style:family="text">
      <style:text-properties officeooo:rsid="0017c897"/>
    </style:style>
    <style:style style:name="T17" style:family="text">
      <style:text-properties officeooo:rsid="0017fa45"/>
    </style:style>
    <style:style style:name="T18" style:family="text">
      <style:text-properties officeooo:rsid="0019cbcf"/>
    </style:style>
    <style:style style:name="T19" style:family="text">
      <style:text-properties officeooo:rsid="001ad02c"/>
    </style:style>
    <style:style style:name="T20" style:family="text">
      <style:text-properties officeooo:rsid="001c748e"/>
    </style:style>
    <style:style style:name="T21" style:family="text">
      <style:text-properties officeooo:rsid="001e6471"/>
    </style:style>
    <style:style style:name="T22" style:family="text">
      <style:text-properties officeooo:rsid="0021d368"/>
    </style:style>
    <style:style style:name="T23" style:family="text">
      <style:text-properties officeooo:rsid="0022b890"/>
    </style:style>
    <style:style style:name="T24" style:family="text">
      <style:text-properties officeooo:rsid="00252d08"/>
    </style:style>
    <style:style style:name="T25" style:family="text">
      <style:text-properties officeooo:rsid="00295266"/>
    </style:style>
    <style:style style:name="T26" style:family="text">
      <style:text-properties officeooo:rsid="002cfa38"/>
    </style:style>
    <style:style style:name="T27" style:family="text">
      <style:text-properties officeooo:rsid="002e402c"/>
    </style:style>
    <style:style style:name="T28" style:family="text">
      <style:text-properties officeooo:rsid="002e8d79"/>
    </style:style>
    <style:style style:name="T29" style:family="text">
      <style:text-properties officeooo:rsid="003283ba"/>
    </style:style>
    <style:style style:name="T30" style:family="text">
      <style:text-properties officeooo:rsid="00342618"/>
    </style:style>
    <style:style style:name="T31" style:family="text">
      <style:text-properties officeooo:rsid="00356a7d"/>
    </style:style>
    <style:style style:name="T32" style:family="text">
      <style:text-properties officeooo:rsid="003656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Cahier des charges</text:p>
      <text:p text:style-name="P2"/>
      <text:p text:style-name="P3">1- Présentation </text:p>
      <text:p text:style-name="P3"/>
      <text:p text:style-name="P29">Je suis Benjamin Giraud-Renard étudiant en informatique au sein de l'IUT de Vannes<text:span text:style-name="T22">.</text:span><text:span text:style-name="T23"> Intéressé par le développement informatique depuis mes 13 ans, je réalise divers outils à des fins de simplifications de tâche.</text:span></text:p>
      <text:p text:style-name="P30">Programmant en Java depuis cette année<text:span text:style-name="T24">, je suis capable de vous fournir le jeu que vous attendez.</text:span></text:p>
      <text:p text:style-name="P3"/>
      <text:p text:style-name="P4">2- Contexte de création du jeu</text:p>
      <text:p text:style-name="P4"/>
      <text:p text:style-name="P35">Le développement du jeu "Les bâtisseurs : Moyen-Age" fait suite à la demande de notre client, monsieur Lefèvre.<text:span text:style-name="T25"> Nostalgique de ses jeux d'enfance, il souhaiterait pouvoir rejouer à une version informatique de ce jeu de société.</text:span></text:p>
      <text:p text:style-name="P36">Ce document a pour but de présenter les fonctionnalités exigées, l'interface du logiciel ainsi que les différentes interactions que le joueur peut avoir durant une partie. </text:p>
      <text:p text:style-name="P37">Les bâtisseurs : Moyen-Age est un jeu <text:span text:style-name="T26">de société </text:span>sorti en 2014, obtenant durant cette année divers prix. <text:span text:style-name="T27">Son objectif est de gérer la construction et les ressources</text:span><text:span text:style-name="T28"> afin d'accumuler le maximum de point avant la fin de la partie.</text:span></text:p>
      <text:p text:style-name="P4"/>
      <text:p text:style-name="P5">3- Fonctionnalités<text:span text:style-name="T1"> de base</text:span></text:p>
      <text:p text:style-name="P5"/>
      <text:p text:style-name="P6">Les fonctionnalités de bases doivent permettre de jouer dans les mêmes conditions que sur le plateau. Les fonctionnalités suivantes doivent ainsi être implémentée :</text:p>
      <text:p text:style-name="P6"/>
      <text:p text:style-name="P6"><text:span text:style-name="T2">•</text:span><text:span text:style-name="T3"> Le jeu doit être jouable en version texte et graphique</text:span></text:p>
      <text:p text:style-name="P7">• <text:span text:style-name="T4">Possibilité de jouer en multijoueur local (à 2, 3 ou 4 personnes)</text:span></text:p>
      <text:p text:style-name="P8">• <text:span text:style-name="T4">Possibilité de jouer contre un ordinateur ayant des décisions de bases</text:span></text:p>
      <text:p text:style-name="P8">• <text:span text:style-name="T4">Possibilité de sauvegarder la partie en cours afin de la reprendre plus tard</text:span></text:p>
      <text:p text:style-name="P8">• <text:span text:style-name="T4">Les règles propres au jeu doivent être respectées </text:span></text:p>
      <text:p text:style-name="P9"><text:tab/><text:span text:style-name="T5">• </text:span><text:span text:style-name="T6"><text:s/>chaque joueur reçoit un apprenti aléatoirement</text:span></text:p>
      <text:p text:style-name="P10"><text:tab/><text:span text:style-name="T5">• </text:span><text:s/>chaque joueur reçoit 5 pièces d'argent et 1 pièce d'or.</text:p>
      <text:p text:style-name="P10"><text:tab/><text:span text:style-name="T5">• </text:span><text:s/>le premier joueur est désigné aléatoirement</text:p>
      <text:p text:style-name="P10"><text:tab/><text:span text:style-name="T5">• </text:span><text:span text:style-name="T7"><text:s/>le joueur dispose de 3 actions gratuites </text:span><text:span text:style-name="T8">par tour </text:span><text:span text:style-name="T7">auxquelles il peut </text:span><text:span text:style-name="T10"><text:tab/><text:tab/><text:tab/></text:span><text:span text:style-name="T7">ajouter une ou plusieurs actions payantes (5 écus chacune)</text:span></text:p>
      <text:p text:style-name="P19"><text:tab/><text:span text:style-name="T9"><text:tab/></text:span><text:span text:style-name="T5">•</text:span><text:span text:style-name="T9"> Il peut ouvrir un chantier pour 1 action</text:span></text:p>
      <text:p text:style-name="P20"><text:tab/><text:tab/><text:span text:style-name="T5">•</text:span> Il peut recruter un ouvrier pour 1 action</text:p>
      <text:p text:style-name="P20"><text:tab/><text:tab/><text:span text:style-name="T5">•</text:span> Il peut envoyer un de ses ouvriers travailler sur un chantier pour un <text:span text:style-name="T10"><text:tab/><text:tab/></text:span>coût variable<text:span text:style-name="T11"> dépendant du nombre d'ouvrier envoyé pendant ce tour</text:span></text:p>
      <text:p text:style-name="P21"><text:tab/><text:span text:style-name="T5">•</text:span> Le joueur peut échanger ses actions contre des écus de la Réserv<text:span text:style-name="T12">e</text:span></text:p>
      <text:p text:style-name="P11"><text:span text:style-name="T5">•</text:span><text:span text:style-name="T13"> Gérer les victoires et égalités</text:span></text:p>
      <text:p text:style-name="P8"/>
      <text:p text:style-name="P22">Si le temps le permet <text:span text:style-name="T19">:</text:span></text:p>
      <text:p text:style-name="P22"><text:soft-page-break/></text:p>
      <text:p text:style-name="P23">Les fonctionnalités plus avancées nécessitent un temps de développement plus long. Cependant, elles ne sont en aucun cas nécessaire au bon fonctionnement du jeu. Nous ne portons aucun engagement sur ces dernières, mais il est important de les préciser.</text:p>
      <text:p text:style-name="P22"/>
      <text:p text:style-name="P12"><text:span text:style-name="T5">•</text:span><text:span text:style-name="T14"> Ajouter des niveaux de difficultés à l'ordinateur</text:span></text:p>
      <text:p text:style-name="P13"><text:span text:style-name="T5">•</text:span><text:span text:style-name="T15"> Ajouter un tutoriel sous la forme d'un fragment de partie</text:span></text:p>
      <text:p text:style-name="P14"><text:span text:style-name="T5">•</text:span><text:span text:style-name="T16"> </text:span><text:span text:style-name="T18">Ajouter des sons, animations visuelles à la partie</text:span></text:p>
      <text:p text:style-name="P15"><text:span text:style-name="T5">•</text:span><text:span text:style-name="T20"> Gérer plusieurs sauvegardes</text:span></text:p>
      <text:p text:style-name="P5"/>
      <text:p text:style-name="P5">4-<text:span text:style-name="T17"> Interfaces et interactions utilisateur</text:span></text:p>
      <text:p text:style-name="P5"/>
      <text:p text:style-name="P31">Pour ce jeu, 2 interfaces sont nécessaires. Une graphique et une textuelle en utilisant la console.</text:p>
      <text:p text:style-name="P32">Les interactions utilisateurs dépendent donc du mode de jeu utilisé.</text:p>
      <text:p text:style-name="P32"/>
      <text:p text:style-name="P33">Interfaces graphique :</text:p>
      <text:p text:style-name="P33"/>
      <text:p text:style-name="P34">Interfaces textuelle :</text:p>
      <text:p text:style-name="P5"/>
      <text:p text:style-name="P5">5- Plans de tests</text:p>
      <text:p text:style-name="P5"/>
      <text:p text:style-name="P5">6- Contenu des livrables</text:p>
      <text:p text:style-name="P5"/>
      <text:p text:style-name="P26">Au cours du développement, plusieurs livrables sont nécessaires. Voici un résumé des rendus que nous devons vous transmettre :</text:p>
      <text:p text:style-name="P26"/>
      <text:p text:style-name="P16"><text:span text:style-name="T5">•</text:span><text:span text:style-name="T21"> Cahier des charges 19 avril 2021</text:span></text:p>
      <text:p text:style-name="P16"><text:span text:style-name="T5">•</text:span><text:span text:style-name="T21"> Cahier d'analyse et de conception 24 avril 2021</text:span></text:p>
      <text:p text:style-name="P16"><text:span text:style-name="T5">•</text:span><text:span text:style-name="T21"> Livraison finale du jeu 23 juin 2021</text:span></text:p>
      <text:p text:style-name="P5"/>
      <text:p text:style-name="P25">7- Estimation des ressources</text:p>
      <text:p text:style-name="P25"/>
      <text:p text:style-name="P38">Les différentes phases du projets vont nécessiter du temps. <text:span text:style-name="T29">Cette partie regroupe les estimations en fonction des différentes fonctionnalités</text:span><text:span text:style-name="T30"> et rendus.</text:span></text:p>
      <text:p text:style-name="P38"/>
      <text:p text:style-name="P17"><text:span text:style-name="T5">•</text:span><text:span text:style-name="T31"> Cahier des charges - 6h</text:span></text:p>
      <text:p text:style-name="P18"><text:span text:style-name="T5">•</text:span><text:span text:style-name="T32">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1" svg:font-family="'DejaVu Serif'" style:font-family-generic="roman"/>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fr" fo:country="FR"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fr" fo:country="FR"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1T15:23:58.952309571</meta:creation-date>
    <meta:generator>LibreOffice/7.1.1.2$Linux_X86_64 LibreOffice_project/10$Build-2</meta:generator>
    <dc:date>2021-04-06T20:18:21.364410046</dc:date>
    <meta:editing-duration>PT1H31M47S</meta:editing-duration>
    <meta:editing-cycles>46</meta:editing-cycles>
    <meta:document-statistic meta:table-count="0" meta:image-count="0" meta:object-count="0" meta:page-count="2" meta:paragraph-count="46" meta:word-count="556" meta:character-count="3350" meta:non-whitespace-character-count="2816"/>
  </office:meta>
</office:document-meta>
</file>